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327in" svg:height="5.9504in" svg:x="3.3496in" svg:y="0.6799in">
            <draw:object draw:notify-on-update-of-ranges="Sheet1.A5:Sheet1.A24 Sheet1.C4:Sheet1.C4 Sheet1.C5:Sheet1.C24 Sheet1.B4:Sheet1.B4 Sheet1.B5:Sheet1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Measurement conditions: RGB values were set to the same number (= white, gray). Power consumption was measured with a multimeter in the Vdd line of the LED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urrent (mA)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RGB value</text:p>
          </table:table-cell>
          <table:table-cell table:style-name="ce4" office:value-type="string" calcext:value-type="string">
            <text:p>WS2812</text:p>
          </table:table-cell>
          <table:table-cell table:style-name="ce4" office:value-type="string" calcext:value-type="string">
            <text:p>PL9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" calcext:value-type="float">
            <text:p>4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2" calcext:value-type="float">
            <text:p>8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11:42:52.266570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4-07-22T10:27:13.527044054</meta:creation-date>
    <meta:generator>LibreOffice/4.2.4.2$Linux_X86_64 LibreOffice_project/420m0$Build-2</meta:generator>
    <dc:date>2014-07-22T11:45:11.631717959</dc:date>
    <dc:creator>LANE RC</dc:creator>
    <meta:editing-duration>PT11M29S</meta:editing-duration>
    <meta:editing-cycles>9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8cm" svg:height="15.115cm" xlink:href=".." xlink:type="simple" chart:class="chart:scatter" chart:column-mapping="1 0" chart:style-name="ch1">
        <chart:title svg:x="7.071cm" svg:y="0.438cm" chart:style-name="ch2">
          <text:p>LED supply current</text:p>
        </chart:title>
        <chart:legend chart:legend-position="end" svg:x="15.478cm" svg:y="7.009cm" style:legend-expansion="high" chart:style-name="ch3"/>
        <chart:plot-area chart:style-name="ch4" table:cell-range-address="Sheet1.A4:Sheet1.C24" chart:data-source-has-labels="both" svg:x="1.373cm" svg:y="2.149cm" svg:width="13.381cm" svg:height="12.244cm">
          <chartooo:coordinate-region svg:x="1.994cm" svg:y="2.348cm" svg:width="12.48cm" svg:height="11.398cm"/>
          <chart:axis chart:dimension="x" chart:name="primary-x" chart:style-name="ch5" chartooo:axis-type="auto">
            <chart:categories table:cell-range-address="Sheet1.A5:Sheet1.A24"/>
            <chart:grid chart:style-name="ch6" chart:class="major"/>
          </chart:axis>
          <chart:axis chart:dimension="y" chart:name="primary-y" chart:style-name="ch5">
            <chart:title svg:x="0.451cm" svg:y="8.566cm" chart:style-name="ch7">
              <text:p>mA</text:p>
            </chart:title>
            <chart:grid chart:style-name="ch6" chart:class="major"/>
          </chart:axis>
          <chart:series chart:style-name="ch8" chart:values-cell-range-address="Sheet1.C5:Sheet1.C24" chart:label-cell-address="Sheet1.C4:Sheet1.C4" chart:class="chart:scatter">
            <chart:domain table:cell-range-address="Sheet1.A5:Sheet1.A24"/>
            <chart:data-point chart:repeated="20"/>
          </chart:series>
          <chart:series chart:style-name="ch9" chart:values-cell-range-address="Sheet1.B5:Sheet1.B24" chart:label-cell-address="Sheet1.B4:Sheet1.B4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9823</text:p>
                <draw:g>
                  <svg:desc>Sheet1.C4:Sheet1.C4</svg:desc>
                </draw:g>
              </table:table-cell>
              <table:table-cell office:value-type="string">
                <text:p>WS2812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5:Sheet1.A24</svg:desc>
                </draw:g>
              </table:table-cell>
              <table:table-cell office:value-type="float" office:value="7.2">
                <text:p>7.2</text:p>
                <draw:g>
                  <svg:desc>Sheet1.C5:Sheet1.C24</svg:desc>
                </draw:g>
              </table:table-cell>
              <table:table-cell office:value-type="float" office:value="1">
                <text:p>1</text:p>
                <draw:g>
                  <svg:desc>Sheet1.B5:Sheet1.B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4">
                <text:p>7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4">
                <text:p>7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5">
                <text:p>10.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